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b47" officeooo:paragraph-rsid="0000db47"/>
    </style:style>
    <style:style style:name="P2" style:family="paragraph" style:parent-style-name="Standard">
      <style:text-properties officeooo:rsid="0001438d" officeooo:paragraph-rsid="0001438d"/>
    </style:style>
    <style:style style:name="P3" style:family="paragraph" style:parent-style-name="Standard">
      <style:text-properties officeooo:rsid="0001438d" officeooo:paragraph-rsid="0003c2cc"/>
    </style:style>
    <style:style style:name="T1" style:family="text">
      <style:text-properties officeooo:rsid="0003c2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nched <text:s/>two t2 .micro instances </text:p>
      <text:p text:style-name="P1"/>
      <text:p text:style-name="P1">On github created one git repo</text:p>
      <text:p text:style-name="P1"/>
      <text:p text:style-name="P1">one server 1 installed git and configured</text:p>
      <text:p text:style-name="P1"/>
      <text:p text:style-name="P1">and clone the repo from github and the git-mission folder git hidden file is created to do git activities </text:p>
      <text:p text:style-name="P1"/>
      <text:p text:style-name="P1">Then created README.nd file on folder </text:p>
      <text:p text:style-name="P1"/>
      <text:p text:style-name="P1">and then git status- and add untracked files to staging area by using git add command and then commit the changes with the message-git commit -m “first commit”</text:p>
      <text:p text:style-name="P1"/>
      <text:p text:style-name="P1">and push the repo to the github</text:p>
      <text:p text:style-name="P1"/>
      <text:p text:style-name="P1">And that repo is cloned to server 2</text:p>
      <text:p text:style-name="P1"/>
      <text:p text:style-name="P2">Git Installed and configured on server 2</text:p>
      <text:p text:style-name="P2"/>
      <text:p text:style-name="P2">and files are added at git-mission local repo</text:p>
      <text:p text:style-name="P2"/>
      <text:p text:style-name="P2">untracked files to staging area by using add command and monitored by using git status</text:p>
      <text:p text:style-name="P2"/>
      <text:p text:style-name="P2">and commit the changes and then push to central repo</text:p>
      <text:p text:style-name="P2"><text:s text:c="2"/></text:p>
      <text:p text:style-name="P3">and some files added in server1 and then push it central repo and server 2 <text:span text:style-name="T1">add some files and push to central repo</text:span></text:p>
      <text:p text:style-name="P3"/>
      <text:p text:style-name="P3"><text:span text:style-name="T1">and finally by using pull command in server 1 to upadate the localrepo to central repo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0:40:20.186608739</meta:creation-date>
    <meta:editing-duration>PT2M55S</meta:editing-duration>
    <meta:editing-cycles>2</meta:editing-cycles>
    <meta:generator>LibreOffice/6.0.7.3$Linux_X86_64 LibreOffice_project/00m0$Build-3</meta:generator>
    <dc:date>2019-07-14T20:43:09.650959932</dc:date>
    <meta:document-statistic meta:table-count="0" meta:image-count="0" meta:object-count="0" meta:page-count="1" meta:paragraph-count="15" meta:word-count="165" meta:character-count="899" meta:non-whitespace-character-count="742"/>
  </office:meta>
</office:document-meta>
</file>